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none" draw:textarea-horizontal-align="right" draw:textarea-vertical-align="top" fo:padding-top="0.15cm" fo:padding-bottom="0.15cm" fo:padding-left="0.275cm" fo:padding-right="0.275cm"/>
    </style:style>
    <style:style style:name="gr2" style:family="graphic" style:parent-style-name="standard">
      <style:graphic-properties draw:fill="none" draw:textarea-horizontal-align="right" draw:textarea-vertical-align="top"/>
    </style:style>
    <style:style style:name="gr3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fill="none" draw:textarea-horizontal-align="right" draw:textarea-vertical-align="top"/>
    </style:style>
    <style:style style:name="gr6" style:family="graphic" style:parent-style-name="standard">
      <style:graphic-properties draw:stroke="solid" draw:stroke-dash="Ultrafine_20_Dashed" svg:stroke-width="0.05cm" draw:marker-start-width="0.38cm" draw:marker-end-width="0.38cm" draw:fill="solid" draw:fill-color="#ffffff" draw:textarea-horizontal-align="right" draw:textarea-vertical-align="top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Ultrafine_20_Dashed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Ultrafine_20_Dashed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7.5cm" svg:height="11.5cm" svg:x="1.339cm" svg:y="1.169cm">
          <text:p text:style-name="P1">DesktopFrame</text:p>
        </draw:rect>
        <draw:rect draw:style-name="gr2" draw:text-style-name="P1" draw:layer="layout" svg:width="13cm" svg:height="8.5cm" svg:x="2.339cm" svg:y="3.169cm">
          <text:p text:style-name="P1">JDesktopPane</text:p>
        </draw:rect>
        <draw:line draw:style-name="gr3" draw:text-style-name="P2" draw:layer="layout" svg:x1="5.839cm" svg:y1="7.669cm" svg:x2="16.339cm" svg:y2="16.169cm">
          <text:p text:style-name="P3"/>
        </draw:line>
        <draw:line draw:style-name="gr3" draw:text-style-name="P2" draw:layer="layout" svg:x1="11.839cm" svg:y1="5.169cm" svg:x2="22.339cm" svg:y2="13.669cm">
          <text:p text:style-name="P3"/>
        </draw:line>
        <draw:line draw:style-name="gr3" draw:text-style-name="P2" draw:layer="layout" svg:x1="21.339cm" svg:y1="14.669cm" svg:x2="10.839cm" svg:y2="6.169cm">
          <text:p text:style-name="P3"/>
        </draw:line>
        <draw:line draw:style-name="gr3" draw:text-style-name="P2" draw:layer="layout" svg:x1="14.339cm" svg:y1="19.169cm" svg:x2="3.839cm" svg:y2="10.669cm">
          <text:p text:style-name="P3"/>
        </draw:line>
        <draw:rect draw:style-name="gr1" draw:text-style-name="P1" draw:layer="layout" svg:width="8cm" svg:height="5.5cm" svg:x="14.339cm" svg:y="13.669cm">
          <text:p text:style-name="P1">AWT Frame</text:p>
        </draw:rect>
        <draw:line draw:style-name="gr4" draw:text-style-name="P2" draw:layer="layout" svg:x1="16.339cm" svg:y1="14.669cm" svg:x2="14.339cm" svg:y2="13.669cm">
          <text:p text:style-name="P3"/>
        </draw:line>
        <draw:g>
          <draw:rect draw:style-name="gr2" draw:text-style-name="P1" draw:layer="layout" svg:width="8cm" svg:height="5.5cm" svg:x="3.839cm" svg:y="5.169cm">
            <text:p text:style-name="P1">SwingFrame</text:p>
          </draw:rect>
          <draw:rect draw:style-name="gr5" draw:text-style-name="P1" draw:layer="layout" svg:width="5cm" svg:height="1.5cm" svg:x="5.839cm" svg:y="6.169cm">
            <text:p text:style-name="P1">SwingButton</text:p>
          </draw:rect>
          <draw:line draw:style-name="gr4" draw:text-style-name="P2" draw:layer="layout" svg:x1="5.839cm" svg:y1="6.169cm" svg:x2="3.839cm" svg:y2="5.169cm">
            <text:p text:style-name="P3"/>
          </draw:line>
        </draw:g>
        <draw:line draw:style-name="gr4" draw:text-style-name="P2" draw:layer="layout" svg:x1="3.839cm" svg:y1="5.169cm" svg:x2="2.339cm" svg:y2="3.169cm">
          <text:p text:style-name="P3"/>
        </draw:line>
        <draw:line draw:style-name="gr4" draw:text-style-name="P2" draw:layer="layout" svg:x1="2.339cm" svg:y1="3.169cm" svg:x2="1.339cm" svg:y2="1.169cm">
          <text:p text:style-name="P3"/>
        </draw:line>
        <draw:rect draw:style-name="gr6" draw:text-style-name="P1" draw:layer="layout" svg:width="5cm" svg:height="1.5cm" svg:x="16.339cm" svg:y="14.669cm">
          <text:p text:style-name="P1">AWT Button</text:p>
        </draw:rect>
        <draw:line draw:style-name="gr7" draw:text-style-name="P2" draw:layer="layout" svg:x1="23.339cm" svg:y1="2.169cm" svg:x2="22.339cm" svg:y2="2.169cm">
          <text:p text:style-name="P3"/>
        </draw:line>
        <draw:frame draw:style-name="gr8" draw:text-style-name="P4" draw:layer="layout" svg:width="4.045cm" svg:height="0.725cm" svg:x="23.339cm" svg:y="1.944cm">
          <draw:text-box>
            <text:p text:style-name="P3"><text:span text:style-name="T1">Parent relationship</text:span></text:p>
          </draw:text-box>
        </draw:frame>
        <draw:line draw:style-name="gr3" draw:text-style-name="P2" draw:layer="layout" svg:x1="22.339cm" svg:y1="3.169cm" svg:x2="23.339cm" svg:y2="3.169cm">
          <text:p text:style-name="P3"/>
        </draw:line>
        <draw:frame draw:style-name="gr8" draw:text-style-name="P4" draw:layer="layout" svg:width="3.69cm" svg:height="0.725cm" svg:x="23.339cm" svg:y="2.944cm">
          <draw:text-box>
            <text:p text:style-name="P3"><text:span text:style-name="T1">Peer relationship</text:span></text:p>
          </draw:text-box>
        </draw:frame>
        <draw:rect draw:style-name="gr9" draw:text-style-name="P2" draw:layer="layout" svg:width="3.5cm" svg:height="1cm" svg:x="15.339cm" svg:y="17.169cm">
          <text:p text:style-name="P1">JButto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69cm" fo:margin-bottom="1.282cm" fo:margin-left="0.339cm" fo:margin-right="0.37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0$Win32 OpenOffice.org_project/680m100$Build-8909</meta:generator>
    <meta:initial-creator>E Prangsma</meta:initial-creator>
    <meta:creation-date>2005-06-02T21:45:03</meta:creation-date>
    <dc:creator>E Prangsma</dc:creator>
    <dc:date>2005-06-02T22:13:04</dc:date>
    <dc:language>nl-NL</dc:language>
    <meta:editing-cycles>8</meta:editing-cycles>
    <meta:editing-duration>PT28M2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